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NINACHOQUE CONDORI, ELENI MARGO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50127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RAMON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89836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NINACHOQUE CONDORI, ELENI MARGOT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0127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204704</text:p>
          </table:table-cell>
          <table:table-cell table:style-name="Tabla2.D3" office:value-type="string">
            <text:p text:style-name="P17">44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DEBE S/2.50 DE COMISION, PAGARA EL DIA QUE SE LE ENTREGARA SUS CAJ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51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